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25.5cm" fo:min-width="14.25cm"/>
    </style:style>
    <style:style style:name="gr2" style:family="graphic" style:parent-style-name="standard">
      <style:graphic-properties svg:stroke-color="#000000" draw:fill-color="#81aca6" draw:textarea-horizontal-align="justify" draw:textarea-vertical-align="middle" draw:auto-grow-height="false" fo:min-height="5cm" fo:min-width="14.25cm"/>
    </style:style>
    <style:style style:name="gr3" style:family="graphic" style:parent-style-name="standard">
      <style:graphic-properties svg:stroke-color="#000000" draw:fill-color="#00a933" draw:textarea-horizontal-align="justify" draw:textarea-vertical-align="middle" draw:auto-grow-height="false" fo:min-height="2.25cm" fo:min-width="14.25cm"/>
      <style:paragraph-properties style:writing-mode="lr-tb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2.91cm" fo:min-width="11.91cm"/>
      <style:paragraph-properties style:writing-mode="lr-tb"/>
    </style:style>
    <style:style style:name="gr5" style:family="graphic" style:parent-style-name="standard" style:list-style-name="L1">
      <style:graphic-properties svg:stroke-color="#000000" draw:textarea-horizontal-align="justify" draw:textarea-vertical-align="middle" draw:auto-grow-height="false" fo:min-height="2.91cm" fo:min-width="11.91cm"/>
      <style:paragraph-properties style:writing-mode="lr-tb"/>
    </style:style>
    <style:style style:name="gr6" style:family="graphic" style:parent-style-name="standard" style:list-style-name="L1">
      <style:graphic-properties svg:stroke-color="#000000" draw:textarea-horizontal-align="justify" draw:textarea-vertical-align="middle" draw:auto-grow-height="false" fo:min-height="2.91cm" fo:min-width="11.91cm"/>
      <style:paragraph-properties style:writing-mode="lr-tb"/>
    </style:style>
    <style:style style:name="gr7" style:family="graphic" style:parent-style-name="standard" style:list-style-name="L1">
      <style:graphic-properties svg:stroke-color="#000000" draw:textarea-horizontal-align="justify" draw:textarea-vertical-align="middle" draw:auto-grow-height="false" fo:min-height="2.91cm" fo:min-width="11.91cm"/>
      <style:paragraph-properties style:writing-mode="lr-tb"/>
    </style:style>
    <style:style style:name="gr8" style:family="graphic" style:parent-style-name="standard">
      <style:graphic-properties svg:stroke-color="#55308d" draw:fill-color="#ffffff" draw:textarea-horizontal-align="justify" draw:textarea-vertical-align="middle" draw:auto-grow-height="false" fo:min-height="1cm" fo:min-width="2.499cm" fo:wrap-option="wrap"/>
      <style:paragraph-properties style:writing-mode="lr-tb"/>
    </style:style>
    <style:style style:name="gr9" style:family="graphic" style:parent-style-name="standard">
      <style:graphic-properties svg:stroke-color="#55308d" draw:fill-color="#ffffff" draw:textarea-horizontal-align="justify" draw:textarea-vertical-align="middle" draw:auto-grow-height="false" fo:min-height="1cm" fo:min-width="3.749cm" fo:wrap-option="wrap"/>
      <style:paragraph-properties style:writing-mode="lr-tb"/>
    </style:style>
    <style:style style:name="gr10" style:family="graphic" style:parent-style-name="standard">
      <style:graphic-properties svg:stroke-color="#55308d" draw:fill-color="#ffffff" draw:textarea-horizontal-align="justify" draw:textarea-vertical-align="middle" draw:auto-grow-height="false" fo:min-height="1cm" fo:min-width="3.5cm" fo:wrap-option="wrap"/>
      <style:paragraph-properties style:writing-mode="lr-tb"/>
    </style:style>
    <style:style style:name="gr11" style:family="graphic" style:parent-style-name="standard">
      <style:graphic-properties svg:stroke-color="#55308d" draw:fill-color="#ffffff" draw:textarea-horizontal-align="justify" draw:textarea-vertical-align="middle" draw:auto-grow-height="false" fo:min-height="1.25cm" fo:min-width="4.5cm" fo:wrap-option="wrap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104cm" fo:min-width="11.354cm"/>
      <style:paragraph-properties style:writing-mode="lr-tb"/>
    </style:style>
    <style:style style:name="gr13" style:family="graphic" style:parent-style-name="standard">
      <style:graphic-properties svg:stroke-color="#000000" draw:fill-color="#cccccc" draw:textarea-horizontal-align="justify" draw:textarea-vertical-align="middle" draw:auto-grow-height="false" fo:min-height="5.39cm" fo:min-width="22.139cm"/>
      <style:paragraph-properties style:writing-mode="lr-tb"/>
    </style:style>
    <style:style style:name="gr14" style:family="graphic" style:parent-style-name="standard" style:list-style-name="L2">
      <style:graphic-properties draw:stroke="solid" svg:stroke-width="0.018cm" svg:stroke-color="#069a2e" draw:marker-start="" draw:marker-start-width="0.227cm" draw:marker-start-center="false" draw:marker-end="" draw:marker-end-width="0.227cm" draw:marker-end-center="false" draw:fill="solid" draw:fill-color="#77bc65" draw:textarea-horizontal-align="justify" draw:textarea-vertical-align="middle" draw:auto-grow-height="false" fo:min-height="1.472cm" fo:min-width="0.624cm" fo:padding-top="0.134cm" fo:padding-bottom="0.134cm" fo:padding-left="0.259cm" fo:padding-right="0.259cm" fo:wrap-option="wrap" draw:shadow="hidden" draw:shadow-offset-x="0.2cm" draw:shadow-offset-y="0.2cm" draw:shadow-color="#808080"/>
      <style:paragraph-properties style:writing-mode="lr-tb"/>
    </style:style>
    <style:style style:name="gr15" style:family="graphic" style:parent-style-name="standard">
      <style:graphic-properties draw:fill-color="#1e6a39" draw:textarea-horizontal-align="justify" draw:textarea-vertical-align="middle" draw:auto-grow-height="false" fo:min-height="1.104cm" fo:min-width="8.104cm"/>
      <style:paragraph-properties style:writing-mode="lr-tb"/>
    </style:style>
    <style:style style:name="gr16" style:family="graphic" style:parent-style-name="standard">
      <style:graphic-properties draw:fill-color="#1e6a39" draw:textarea-horizontal-align="justify" draw:textarea-vertical-align="middle" draw:auto-grow-height="false" fo:min-height="1.33cm" fo:min-width="8.08cm"/>
      <style:paragraph-properties style:writing-mode="lr-tb"/>
    </style:style>
    <style:style style:name="gr17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1.908cm" fo:min-width="1.61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9" style:family="graphic" style:parent-style-name="standard">
      <style:graphic-properties draw:fill-color="#ff0000" draw:textarea-horizontal-align="justify" draw:textarea-vertical-align="middle" draw:auto-grow-height="false" fo:min-height="1.104cm" fo:min-width="8.104cm"/>
      <style:paragraph-properties style:writing-mode="lr-tb"/>
    </style:style>
    <style:style style:name="gr20" style:family="graphic" style:parent-style-name="standard">
      <style:graphic-properties draw:fill-color="#ff0000" draw:textarea-horizontal-align="justify" draw:textarea-vertical-align="middle" draw:auto-grow-height="false" fo:min-height="1.33cm" fo:min-width="8.08cm"/>
      <style:paragraph-properties style:writing-mode="lr-tb"/>
    </style:style>
    <style:style style:name="gr21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1.908cm" fo:min-width="1.61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svg:stroke-width="0.018cm" svg:stroke-color="#f10d0c" draw:marker-start="" draw:marker-start-width="0.227cm" draw:marker-start-center="false" draw:marker-end="" draw:marker-end-width="0.227cm" draw:marker-end-center="false" draw:fill="solid" draw:fill-color="#ff6d6d" draw:textarea-horizontal-align="justify" draw:textarea-vertical-align="middle" draw:auto-grow-height="false" fo:min-height="1.634cm" fo:min-width="0.552cm" fo:padding-top="0.134cm" fo:padding-bottom="0.134cm" fo:padding-left="0.259cm" fo:padding-right="0.259cm" fo:wrap-option="wrap" draw:shadow="hidden" draw:shadow-offset-x="0.2cm" draw:shadow-offset-y="0.2cm" draw:shadow-color="#808080"/>
      <style:paragraph-properties style:writing-mode="lr-tb"/>
    </style:style>
    <style:style style:name="gr24" style:family="graphic" style:parent-style-name="standard">
      <style:graphic-properties draw:fill-color="#ff0000" draw:textarea-horizontal-align="justify" draw:textarea-vertical-align="middle" draw:auto-grow-height="false" fo:min-height="2.684cm" fo:min-width="2.684cm"/>
      <style:paragraph-properties style:writing-mode="lr-tb"/>
    </style:style>
    <style:style style:name="gr25" style:family="graphic" style:parent-style-name="standard">
      <style:graphic-properties svg:stroke-color="#55308d" draw:fill-color="#ffffff" draw:textarea-horizontal-align="justify" draw:textarea-vertical-align="middle" draw:auto-grow-height="false" fo:min-height="1.25cm" fo:min-width="4.233cm" fo:wrap-option="wrap"/>
      <style:paragraph-properties style:writing-mode="lr-tb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1.104cm" fo:min-width="14.104cm"/>
      <style:paragraph-properties style:writing-mode="lr-tb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81aca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margin-left="-0.9cm" fo:margin-right="2cm" fo:text-align="justify" fo:text-indent="4.3cm"/>
    </style:style>
    <style:style style:name="P8" style:family="paragraph">
      <loext:graphic-properties draw:fill-color="#ffffff"/>
      <style:paragraph-properties fo:margin-left="-0.9cm" fo:margin-right="2cm" fo:text-align="justify" fo:text-indent="4.3cm"/>
    </style:style>
    <style:style style:name="P9" style:family="paragraph">
      <loext:graphic-properties draw:fill="solid"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-0.9cm" fo:margin-right="2cm" fo:text-align="start" fo:text-indent="4.3cm"/>
    </style:style>
    <style:style style:name="P11" style:family="paragraph">
      <loext:graphic-properties draw:fill-color="#1e6a39"/>
      <style:paragraph-properties fo:margin-left="-0.9cm" fo:margin-right="2cm" fo:text-align="start" fo:text-indent="4.3cm"/>
    </style:style>
    <style:style style:name="P12" style:family="paragraph">
      <loext:graphic-properties draw:fill-color="#1e6a39"/>
      <style:paragraph-properties fo:margin-left="-0.9cm" fo:margin-right="2cm" fo:text-align="center" fo:text-indent="4.3cm"/>
    </style:style>
    <style:style style:name="P13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ff0000"/>
      <style:paragraph-properties fo:margin-left="-0.9cm" fo:margin-right="2cm" fo:text-align="start" fo:text-indent="4.3cm"/>
    </style:style>
    <style:style style:name="P16" style:family="paragraph">
      <loext:graphic-properties draw:fill="solid" draw:fill-color="#ff6d6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-0.9cm" fo:margin-right="2cm" fo:text-align="center" fo:text-indent="4.3cm"/>
    </style:style>
    <style:style style:name="P18" style:family="paragraph">
      <loext:graphic-properties draw:fill-color="#ff0000"/>
      <style:paragraph-properties fo:margin-left="-0.9cm" fo:margin-right="2cm" fo:text-align="center" fo:text-indent="4.3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ransaction-page" draw:style-name="dp1" draw:master-page-name="Default">
        <draw:custom-shape draw:style-name="gr1" draw:text-style-name="P1" draw:layer="layout" svg:width="14.75cm" svg:height="25.75cm" svg:x="6.308cm" svg:y="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4.75cm" svg:height="5.25cm" svg:x="6.308cm" svg:y="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14.75cm" svg:height="2.5cm" svg:x="6.308cm" svg:y="3.5cm">
          <text:p text:style-name="P3">Menuba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.75cm" svg:height="3.5cm" svg:x="7.308cm" svg:y="7cm">
          <text:p text:style-name="P3">Trans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2.75cm" svg:height="3.5cm" svg:x="7.308cm" svg:y="11.5cm">
          <text:p text:style-name="P5">Trans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2.75cm" svg:height="3.5cm" svg:x="7.308cm" svg:y="15.75cm">
          <text:p text:style-name="P5">Trans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12.75cm" svg:height="3.5cm" svg:x="7.308cm" svg:y="20cm">
          <text:p text:style-name="P5">Trans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2.999cm" svg:height="1.25cm" svg:x="23.559cm" svg:y="9.5cm">
          <text:p text:style-name="P3">Content</text:p>
          <draw:enhanced-geometry svg:viewBox="0 0 21600 21600" draw:mirror-horizontal="false" draw:type="line-callout-2" draw:modifiers="-21600 30215.8273381295 -3600 4000 -1800 9565.4676258992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" draw:text-style-name="P6" draw:layer="layout" svg:width="4.249cm" svg:height="1.25cm" svg:x="1.058cm" svg:y="4cm">
          <text:p text:style-name="P3">MenuBar</text:p>
          <draw:enhanced-geometry svg:viewBox="0 0 21600 21600" draw:mirror-horizontal="true" draw:type="line-callout-2" draw:modifiers="-14276.3294117647 12915.1079136691 -3600 4000 -1270.58823529412 9565.4676258992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6" draw:layer="layout" svg:width="4cm" svg:height="1.25cm" svg:x="23.308cm" svg:y="27cm">
          <text:p text:style-name="P3">Footer</text:p>
          <draw:enhanced-geometry svg:viewBox="0 0 21600 21600" draw:mirror-horizontal="false" draw:type="line-callout-2" draw:modifiers="-18900.6748312922 -12949.6402877698 -7930.61734566359 9133.81294964029 -1344.2639340165 9565.4676258992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1" draw:text-style-name="P6" draw:layer="layout" svg:width="5cm" svg:height="1.5cm" svg:x="0.4cm" svg:y="8.006cm">
          <text:p text:style-name="P3">Transaction</text:p>
          <draw:enhanced-geometry svg:viewBox="0 0 21600 21600" draw:mirror-horizontal="true" draw:type="line-callout-2" draw:modifiers="-12309.5380923815 16361.892071952 -3600 4000 -1075.4649070186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2" draw:text-style-name="P8" draw:layer="layout" svg:width="12cm" svg:height="1.5cm" svg:x="7.808cm" svg:y="1.25cm">
          <text:p text:style-name="P7">Transaction P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Transaction-component" draw:style-name="dp1" draw:master-page-name="Default">
        <draw:custom-shape draw:style-name="gr13" draw:text-style-name="P1" draw:layer="layout" svg:width="23.249cm" svg:height="6.25cm" svg:x="2.559cm" svg:y="3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rend-arrow-up 1" draw:style-name="gr14" draw:text-style-name="P9" draw:layer="layout" svg:width="2.244cm" svg:height="2.296cm" draw:transform="rotate (-2.28899931399056) translate (7.808cm 6.76cm)">
          <text:p/>
          <draw:enhanced-geometry svg:viewBox="0 0 21600 21600" draw:text-areas="?f0 ?f7 ?f2 21600" draw:mirror-vertical="true" draw:type="up-arrow" draw:modifiers="8322.15933826731 5234.0311804008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1" draw:layer="layout" svg:width="8.75cm" svg:height="1.5cm" svg:x="9.058cm" svg:y="5cm">
          <text:p text:style-name="P10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layer="layout" svg:width="8.75cm" svg:height="1.75cm" svg:x="9.058cm" svg:y="7.25cm">
          <text:p text:style-name="P10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o-next 1">
          <draw:custom-shape draw:style-name="gr17" draw:text-style-name="P13" draw:layer="layout" svg:width="2.112cm" svg:height="2.157cm" svg:x="22.808cm" svg:y="6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18" draw:text-style-name="P14" draw:layer="layout" svg:width="0.725cm" svg:height="0.931cm" draw:transform="skewX (0.0158824961931483) rotate (0.525867703625891) translate (23.1424793087988cm 6.8057162835792cm)" svg:viewBox="0 0 726 932" draw:points="0,932 726,733 527,0">
            <text:p/>
          </draw:polyline>
        </draw:g>
        <draw:custom-shape draw:style-name="gr13" draw:text-style-name="P1" draw:layer="layout" svg:width="23.249cm" svg:height="6.25cm" svg:x="2.309cm" svg:y="18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8.75cm" svg:height="1.5cm" svg:x="8.309cm" svg:y="19.5cm">
          <text:p text:style-name="P10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8.75cm" svg:height="1.75cm" svg:x="8.309cm" svg:y="21.75cm">
          <text:p text:style-name="P10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o-next 2">
          <draw:custom-shape draw:style-name="gr21" draw:text-style-name="P13" draw:layer="layout" svg:width="2.112cm" svg:height="2.157cm" svg:x="22.059cm" svg:y="20.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22" draw:text-style-name="P14" draw:layer="layout" svg:width="0.725cm" svg:height="0.931cm" draw:transform="skewX (0.0158824961931483) rotate (0.525867703625891) translate (22.3934793087988cm 21.3057162835792cm)" svg:viewBox="0 0 726 932" draw:points="0,932 726,733 527,0">
            <text:p/>
          </draw:polyline>
        </draw:g>
        <draw:custom-shape draw:name="trend-arrow-down 1" draw:style-name="gr23" draw:text-style-name="P16" draw:layer="layout" svg:width="2.518cm" svg:height="2.378cm" draw:transform="rotate (0.662876049907447) translate (3.657cm 21.559cm)">
          <text:p/>
          <draw:enhanced-geometry svg:viewBox="0 0 21600 21600" draw:text-areas="?f0 0 ?f2 ?f5" draw:type="down-arrow" draw:modifiers="11425.1497005988 6208.383233532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8" draw:layer="layout" svg:width="3.5cm" svg:height="3.25cm" svg:x="18.309cm" svg:y="19.75cm">
          <text:p text:style-name="P1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4.733cm" svg:height="1.5cm" svg:x="0.574cm" svg:y="10.5cm">
          <text:p text:style-name="P3">Income</text:p>
          <text:p text:style-name="P3">Icon</text:p>
          <draw:enhanced-geometry svg:viewBox="0 0 21600 21600" draw:mirror-horizontal="true" draw:type="line-callout-2" draw:modifiers="-2007.60456273764 -48035.1765489674 -3600 4000 -1140.68441064639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5" draw:text-style-name="P6" draw:layer="layout" svg:width="4.733cm" svg:height="1.5cm" svg:x="8.057cm" svg:y="11.5cm">
          <text:p text:style-name="P3">Value</text:p>
          <draw:enhanced-geometry svg:viewBox="0 0 21600 21600" draw:mirror-horizontal="true" draw:type="line-callout-2" draw:modifiers="-2007.60456273764 -48035.1765489674 -3600 4000 -1140.68441064639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5" draw:text-style-name="P6" draw:layer="layout" svg:width="4.733cm" svg:height="1.5cm" svg:x="6.307cm" svg:y="1.75cm">
          <text:p text:style-name="P3">Name</text:p>
          <draw:enhanced-geometry svg:viewBox="0 0 21600 21600" draw:mirror-horizontal="true" draw:type="line-callout-2" draw:modifiers="-10608.3650190114 58842.3717521652 -3600 4000 -1140.68441064639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5" draw:text-style-name="P6" draw:layer="layout" svg:width="4.733cm" svg:height="1.5cm" svg:x="18.807cm" svg:y="10.5cm">
          <text:p text:style-name="P3">Details</text:p>
          <draw:enhanced-geometry svg:viewBox="0 0 21600 21600" draw:mirror-horizontal="true" draw:type="line-callout-2" draw:modifiers="-2007.60456273764 -48035.1765489674 -3600 4000 -1140.68441064639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5" draw:text-style-name="P6" draw:layer="layout" svg:width="4.733cm" svg:height="1.5cm" svg:x="18.074cm" svg:y="25cm">
          <text:p text:style-name="P3">Details</text:p>
          <draw:enhanced-geometry svg:viewBox="0 0 21600 21600" draw:mirror-horizontal="true" draw:type="line-callout-2" draw:modifiers="-2007.60456273764 -48035.1765489674 -3600 4000 -1140.68441064639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5" draw:text-style-name="P6" draw:layer="layout" svg:width="4.733cm" svg:height="1.5cm" svg:x="15.074cm" svg:y="16cm">
          <text:p text:style-name="P3">Category</text:p>
          <draw:enhanced-geometry svg:viewBox="0 0 21600 21600" draw:mirror-horizontal="true" draw:type="line-callout-2" draw:modifiers="-4745.24714828897 66469.2871419054 -3600 4000 -1140.68441064639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5" draw:text-style-name="P6" draw:layer="layout" svg:width="4.733cm" svg:height="1.5cm" svg:x="8.074cm" svg:y="25.75cm">
          <text:p text:style-name="P3">Value</text:p>
          <draw:enhanced-geometry svg:viewBox="0 0 21600 21600" draw:mirror-horizontal="true" draw:type="line-callout-2" draw:modifiers="-2007.60456273764 -48035.1765489674 -3600 4000 -1140.68441064639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5" draw:text-style-name="P6" draw:layer="layout" svg:width="4.733cm" svg:height="1.5cm" svg:x="5.324cm" svg:y="16.25cm">
          <text:p text:style-name="P3">Name</text:p>
          <draw:enhanced-geometry svg:viewBox="0 0 21600 21600" draw:mirror-horizontal="true" draw:type="line-callout-2" draw:modifiers="-10608.3650190114 58842.3717521652 -3600 4000 -1140.68441064639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5" draw:text-style-name="P6" draw:layer="layout" svg:width="4.733cm" svg:height="1.5cm" svg:x="0.807cm" svg:y="25.25cm">
          <text:p text:style-name="P3">Expense</text:p>
          <text:p text:style-name="P3">Icon</text:p>
          <draw:enhanced-geometry svg:viewBox="0 0 21600 21600" draw:mirror-horizontal="true" draw:type="line-callout-2" draw:modifiers="-2007.60456273764 -48035.1765489674 -3600 4000 -1140.68441064639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6" draw:text-style-name="P8" draw:layer="layout" svg:width="14.75cm" svg:height="1.5cm" svg:x="12.808cm" svg:y="1.25cm">
          <text:p text:style-name="P7">Transaction Compon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058cm" fo:margin-right="0cm" fo:page-width="29cm" fo:page-height="30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2T14:21:40.975268250</meta:creation-date>
    <dc:date>2023-09-22T16:21:12.395189310</dc:date>
    <meta:editing-duration>PT17M45S</meta:editing-duration>
    <meta:editing-cycles>4</meta:editing-cycles>
    <meta:generator>LibreOffice/7.3.7.2$Linux_X86_64 LibreOffice_project/30$Build-2</meta:generator>
    <meta:document-statistic meta:object-count="37"/>
  </office:meta>
</office:document-meta>
</file>